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2736in"/>
    </style:style>
    <style:style style:name="Table1.B" style:family="table-column">
      <style:table-column-properties style:column-width="2.5132in"/>
    </style:style>
    <style:style style:name="Table1.C" style:family="table-column">
      <style:table-column-properties style:column-width="2.9063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text-properties officeooo:paragraph-rsid="0009e88f"/>
    </style:style>
    <style:style style:name="P34" style:family="paragraph" style:parent-style-name="Text_20_body" style:list-style-name="L34"/>
    <style:style style:name="P35" style:family="paragraph" style:parent-style-name="Text_20_body" style:list-style-name="L35"/>
    <style:style style:name="T1" style:family="text">
      <style:text-properties officeooo:rsid="0009e88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Governance &amp; Leadership</text:h>
      <text:list text:style-name="L1">
        <text:list-item>
          <text:p text:style-name="P1"><text:span text:style-name="Strong_20_Emphasis">Governor:</text:span> H.E. Gideon Maitha Mung’aro, elected in August 2022, focusing on boosting economic growth, education, health, and infrastructure .</text:p>
        </text:list-item>
        <text:list-item>
          <text:p text:style-name="P1"><text:span text:style-name="Strong_20_Emphasis">Deputy Governor:</text:span> Hon. Flora Mbetsa Chibule <text:a xlink:type="simple" xlink:href="https://kilifiassembly.go.ke/?utm_source=chatgpt.com" office:target-frame-name="_blank" xlink:show="new" text:style-name="Internet_20_link" text:visited-style-name="Visited_20_Internet_20_Link">invest.kilifi.go.ke+2kilifiassembly.go.ke+2kilifiassembly.go.ke+2</text:a>.</text:p>
        </text:list-item>
        <text:list-item>
          <text:p text:style-name="P1"><text:span text:style-name="Strong_20_Emphasis">County Secretary:</text:span> Leads the County Public Service, manages coordination of executive decisions &amp; committees <text:a xlink:type="simple" xlink:href="https://knowledgehub.devolution.go.ke/kh/counties/kilifi-county/kilifi-county/?utm_source=chatgpt.com" office:target-frame-name="_blank" xlink:show="new" text:style-name="Internet_20_link" text:visited-style-name="Visited_20_Internet_20_Link">jumuiya.co.ke+5knowledgehub.devolution.go.ke+5devolution.kilifi.go.ke+5</text:a>.</text:p>
        </text:list-item>
        <text:list-item>
          <text:p text:style-name="P1"><text:span text:style-name="Strong_20_Emphasis">County Assembly:</text:span></text:p>
          <text:list>
            <text:list-item>
              <text:p text:style-name="P1"><text:span text:style-name="Strong_20_Emphasis">Speaker:</text:span> Hon. Teddy Ngumbao Mwambire.</text:p>
            </text:list-item>
            <text:list-item>
              <text:p text:style-name="P1"><text:span text:style-name="Strong_20_Emphasis">Clerk:</text:span> Hon. CPA Michael Bidii Ngala <text:a xlink:type="simple" xlink:href="https://kilifiassembly.go.ke/?utm_source=chatgpt.com" office:target-frame-name="_blank" xlink:show="new" text:style-name="Internet_20_link" text:visited-style-name="Visited_20_Internet_20_Link">kilifi.go.ke+2kilifiassembly.go.ke+2kilifiassembly.go.ke+2</text:a>.</text:p>
            </text:list-item>
            <text:list-item>
              <text:p text:style-name="P1">Responsible for local legislation, oversight, and representation <text:a xlink:type="simple" xlink:href="https://kilifiassembly.go.ke/?utm_source=chatgpt.com" office:target-frame-name="_blank" xlink:show="new" text:style-name="Internet_20_link" text:visited-style-name="Visited_20_Internet_20_Link">x.com+7kilifiassembly.go.ke+7kilifiassembly.go.ke+7</text:a>.</text:p>
            </text:list-item>
          </text:list>
        </text:list-item>
      </text:list>
      <text:h text:style-name="Heading_20_2" text:outline-level="2">🔧 Departments &amp; Key Functions</text:h>
      <text:p text:style-name="Text_20_body">Kilifi County implements devolved functions across the following sectors (per the Constitution &amp; County Government Act):</text:p>
      <text:list text:style-name="L2">
        <text:list-item>
          <text:p text:style-name="P2"><text:span text:style-name="Strong_20_Emphasis">Education &amp; ICT:</text:span></text:p>
          <text:list>
            <text:list-item>
              <text:p text:style-name="P2">1,071 ECD centres, 757 primary, 178 secondary schools, vocational and adult education centres <text:a xlink:type="simple" xlink:href="https://knowledgehub.devolution.go.ke/kh/counties/kilifi-county/kilifi-county/?utm_source=chatgpt.com" office:target-frame-name="_blank" xlink:show="new" text:style-name="Internet_20_link" text:visited-style-name="Visited_20_Internet_20_Link">jumuiya.co.ke+14knowledgehub.devolution.go.ke+14kilifiassembly.go.ke+14</text:a>.</text:p>
            </text:list-item>
          </text:list>
        </text:list-item>
        <text:list-item>
          <text:p text:style-name="P2"><text:span text:style-name="Strong_20_Emphasis">Health &amp; Sanitation:</text:span></text:p>
          <text:list>
            <text:list-item>
              <text:p text:style-name="P2">Over 235 health facilities, including county hospitals, health centres, and dispensaries <text:a xlink:type="simple" xlink:href="https://en.wikipedia.org/wiki/Kilifi_County?utm_source=chatgpt.com" office:target-frame-name="_blank" xlink:show="new" text:style-name="Internet_20_link" text:visited-style-name="Visited_20_Internet_20_Link">en.wikipedia.org+1reddit.com+1</text:a>.</text:p>
            </text:list-item>
          </text:list>
        </text:list-item>
        <text:list-item>
          <text:p text:style-name="P2"><text:span text:style-name="Strong_20_Emphasis">Water, Environment &amp; Natural Resources:</text:span> sustainable water projects, tree planting, and conservation .</text:p>
        </text:list-item>
        <text:list-item>
          <text:p text:style-name="P2"><text:span text:style-name="Strong_20_Emphasis">Agriculture, Livestock &amp; Fisheries:</text:span> focusing on coastal fisheries, cash and food crops, livestock rearing <text:a xlink:type="simple" xlink:href="https://knowledgehub.devolution.go.ke/kh/counties/kilifi-county/kilifi-county/?utm_source=chatgpt.com" office:target-frame-name="_blank" xlink:show="new" text:style-name="Internet_20_link" text:visited-style-name="Visited_20_Internet_20_Link">reddit.com+2knowledgehub.devolution.go.ke+2kilifimunicipality.go.ke+2</text:a>.</text:p>
        </text:list-item>
        <text:list-item>
          <text:p text:style-name="P2"><text:span text:style-name="Strong_20_Emphasis">Trade, Tourism &amp; Cooperatives:</text:span> revitalizing markets, boosting domestic tourism, and cooperative societies <text:a xlink:type="simple" xlink:href="https://knowledgehub.devolution.go.ke/kh/counties/kilifi-county/kilifi-county/?utm_source=chatgpt.com" office:target-frame-name="_blank" xlink:show="new" text:style-name="Internet_20_link" text:visited-style-name="Visited_20_Internet_20_Link">knowledgehub.devolution.go.ke</text:a>.</text:p>
        </text:list-item>
        <text:list-item>
          <text:p text:style-name="P2"><text:span text:style-name="Strong_20_Emphasis">Roads, Transport &amp; Public Works:</text:span> managing ~3,678 km of roads, including key highways and matatu parks <text:a xlink:type="simple" xlink:href="https://knowledgehub.devolution.go.ke/kh/counties/kilifi-county/kilifi-county/?utm_source=chatgpt.com" office:target-frame-name="_blank" xlink:show="new" text:style-name="Internet_20_link" text:visited-style-name="Visited_20_Internet_20_Link">eservices.kilifi.go.ke+8knowledgehub.devolution.go.ke+8kilifimunicipality.go.ke+8</text:a>.</text:p>
        </text:list-item>
        <text:list-item>
          <text:p text:style-name="P2"><text:span text:style-name="Strong_20_Emphasis">Land, Urban Planning &amp; Housing:</text:span> spatial planning, land allocation, property valuation and development control <text:a xlink:type="simple" xlink:href="https://knowledgehub.devolution.go.ke/kh/counties/kilifi-county/kilifi-county/?utm_source=chatgpt.com" office:target-frame-name="_blank" xlink:show="new" text:style-name="Internet_20_link" text:visited-style-name="Visited_20_Internet_20_Link">knowledgehub.devolution.go.ke+1kilifimunicipality.go.ke+1</text:a>.</text:p>
        </text:list-item>
        <text:list-item>
          <text:p text:style-name="P2"><text:soft-page-break/><text:span text:style-name="Strong_20_Emphasis">Culture, Gender, Youth, Sports &amp; Social Services:</text:span> youth empowerment, GBV centres, sports facilities, safe houses <text:a xlink:type="simple" xlink:href="https://knowledgehub.devolution.go.ke/kh/counties/kilifi-county/kilifi-county/?utm_source=chatgpt.com" office:target-frame-name="_blank" xlink:show="new" text:style-name="Internet_20_link" text:visited-style-name="Visited_20_Internet_20_Link">knowledgehub.devolution.go.ke</text:a>.</text:p>
        </text:list-item>
        <text:list-item>
          <text:p text:style-name="P2"><text:span text:style-name="Strong_20_Emphasis">Public Service, Finance &amp; Economic Planning:</text:span> Treasury, budgeting forum, and personnel management <text:a xlink:type="simple" xlink:href="https://knowledgehub.devolution.go.ke/kh/counties/kilifi-county/kilifi-county/?utm_source=chatgpt.com" office:target-frame-name="_blank" xlink:show="new" text:style-name="Internet_20_link" text:visited-style-name="Visited_20_Internet_20_Link">knowledgehub.devolution.go.ke</text:a>.</text:p>
        </text:list-item>
        <text:list-item>
          <text:p text:style-name="P2"><text:span text:style-name="Strong_20_Emphasis">Devolution, Disaster Management &amp; Public Service Coordination:</text:span> public service, disaster response, civic education .</text:p>
        </text:list-item>
      </text:list>
      <text:h text:style-name="Heading_20_2" text:outline-level="2">🏙️ Kilifi Municipality</text:h>
      <text:list text:style-name="L3">
        <text:list-item>
          <text:p text:style-name="P3">Established in 2018, overseen by a 9‑member Municipal Board .</text:p>
        </text:list-item>
        <text:list-item>
          <text:p text:style-name="P3">Focus on urban infrastructure: roads, storm drainage, walkways, bus/market facilities, fire safety <text:a xlink:type="simple" xlink:href="https://kilifimunicipality.go.ke/service/development/?utm_source=chatgpt.com" office:target-frame-name="_blank" xlink:show="new" text:style-name="Internet_20_link" text:visited-style-name="Visited_20_Internet_20_Link">kilifimunicipality.go.ke+1kilifimunicipality.go.ke+1</text:a>.</text:p>
        </text:list-item>
        <text:list-item>
          <text:p text:style-name="P3">Has a 2023–2027 Integrated Development Plan emphasizing connectivity (e.g. Mazingira Park‑beach route), safety, and reduced flooding <text:a xlink:type="simple" xlink:href="https://kilifimunicipality.go.ke/about-us/?utm_source=chatgpt.com" office:target-frame-name="_blank" xlink:show="new" text:style-name="Internet_20_link" text:visited-style-name="Visited_20_Internet_20_Link">kilifimunicipality.go.ke</text:a>.</text:p>
        </text:list-item>
      </text:list>
      <text:h text:style-name="Heading_20_2" text:outline-level="2">💻 Digital Services (e‑Services)</text:h>
      <text:p text:style-name="Text_20_body">Kilifi offers various online services via its e‑services portal and app:</text:p>
      <text:list text:style-name="L4">
        <text:list-item>
          <text:p text:style-name="P4"><text:span text:style-name="Strong_20_Emphasis">Available services:</text:span></text:p>
          <text:list>
            <text:list-item>
              <text:p text:style-name="P4">Land rates, business permits, parking fees, PSV levies (matatu/tuktuk), building approvals, market rent, court fines, cess, hotel levy, wayleaves, house/rent/stall fees .</text:p>
            </text:list-item>
          </text:list>
        </text:list-item>
        <text:list-item>
          <text:p text:style-name="P4"><text:span text:style-name="Strong_20_Emphasis">Payment methods:</text:span> M-PESA, Airtel Money, credit/debit cards, Pesalink .</text:p>
        </text:list-item>
        <text:list-item>
          <text:p text:style-name="P4"><text:span text:style-name="Strong_20_Emphasis">Access channels:</text:span> Web portal, mobile apps (Android &amp; iOS), and USSD .</text:p>
        </text:list-item>
        <text:list-item>
          <text:p text:style-name="P4">Enables uploading documents, status tracking, and receipt/license printing.</text:p>
        </text:list-item>
      </text:list>
      <text:h text:style-name="Heading_20_2" text:outline-level="2">⚠️ Controversial Projects</text:h>
      <text:list text:style-name="L5">
        <text:list-item>
          <text:p text:style-name="P5">Proposed nuclear plant in Kilifi has drawn substantial environmental and community pushback—fears include impact on coral reefs, fishing livelihoods, and tourism <text:a xlink:type="simple" xlink:href="https://www.theguardian.com/global-development/article/2024/jun/17/kenya-plans-first-nuclear-power-plant-kilifi-opposition-activists?utm_source=chatgpt.com" office:target-frame-name="_blank" xlink:show="new" text:style-name="Internet_20_link" text:visited-style-name="Visited_20_Internet_20_Link">theguardian.com+1kilifimunicipality.go.ke+1</text:a>.</text:p>
        </text:list-item>
      </text:list>
      <text:h text:style-name="Heading_20_2" text:outline-level="2">📍 Sub‑County Structure</text:h>
      <text:list text:style-name="L6">
        <text:list-item>
          <text:p text:style-name="P6">Kilifi County is divided into 7 sub‑counties (Kilifi North/South, Ganze, Malindi, Magarini, Rabai, Kaloleni) with 35 wards <text:a xlink:type="simple" xlink:href="https://knowledgehub.devolution.go.ke/kh/counties/kilifi-county/kilifi-county/?utm_source=chatgpt.com" office:target-frame-name="_blank" xlink:show="new" text:style-name="Internet_20_link" text:visited-style-name="Visited_20_Internet_20_Link">epayportal.ezems.co.ke+5knowledgehub.devolution.go.ke+5en.wikipedia.org+5</text:a>.</text:p>
        </text:list-item>
      </text:list>
      <text:h text:style-name="Heading_20_2" text:outline-level="2">Summary</text:h>
      <text:p text:style-name="Text_20_body">Kilifi County Government, under Governor Mung’aro, runs robust devolved services spanning health, education, infrastructure, environment, and economy. It is digitally progressive via its e‑services portal, supportive of urban planning through its municipality, and attentive to socio-cultural needs. However, large-scale projects like the nuclear plant have sparked local contention.</text:p>
      <text:p text:style-name="Text_20_body"><text:soft-page-break/></text:p>
      <text:p text:style-name="Text_20_body">Here's a refined overview of the <text:span text:style-name="Strong_20_Emphasis">Kilifi County Government's Department of Water, Environment, Forestry, Natural Resources &amp; Solid Waste Management</text:span>:</text:p>
      <text:h text:style-name="Heading_20_2" text:outline-level="2">🌊 1. Mandate &amp; Objectives</text:h>
      <text:list text:style-name="L7">
        <text:list-item>
          <text:p text:style-name="P7"><text:span text:style-name="Strong_20_Emphasis">Mandate</text:span>:<text:line-break/>• Sustainable management of natural resources, environmental protection, conservation of forests and water catchments, and ensuring a clean, healthy environment in Kilifi. <text:a xlink:type="simple" xlink:href="https://invest.kilifi.go.ke/environment-forestry-and-natural-resourses/?utm_source=chatgpt.com" office:target-frame-name="_blank" xlink:show="new" text:style-name="Internet_20_link" text:visited-style-name="Visited_20_Internet_20_Link">leap.unep.org+7invest.kilifi.go.ke+7govserv.org+7</text:a><text:line-break/>• Overseeing solid waste—collection, disposal, segregation, recycling and landfill establishment. </text:p>
        </text:list-item>
        <text:list-item>
          <text:p text:style-name="P7"><text:span text:style-name="Strong_20_Emphasis">Vision &amp; Mission</text:span>:<text:line-break/>• <text:span text:style-name="Emphasis">Vision</text:span>: Safe and healthy environment for wealth creation.<text:line-break/>• <text:span text:style-name="Emphasis">Mission</text:span>: Protect, conserve, and sustainably manage environment and natural resources. <text:a xlink:type="simple" xlink:href="https://invest.kilifi.go.ke/environment-forestry-and-natural-resourses/?utm_source=chatgpt.com" office:target-frame-name="_blank" xlink:show="new" text:style-name="Internet_20_link" text:visited-style-name="Visited_20_Internet_20_Link">invest.kilifi.go.ke</text:a></text:p>
        </text:list-item>
      </text:list>
      <text:h text:style-name="Heading_20_2" text:outline-level="2">🌱 2. Legal Framework</text:h>
      <text:list text:style-name="L8">
        <text:list-item>
          <text:p text:style-name="P8"><text:span text:style-name="Strong_20_Emphasis">Kilifi County Environmental (Regulation and Control) Act 2016</text:span><text:line-break/>Establishes sub‑county environment committees, regulates pollution (air, noise, pests, nuisances), and enforces sanitation and waste control standards. <text:a xlink:type="simple" xlink:href="https://leap.unep.org/en/countries/ke/national-legislation/kilifi-county-environmental-regulation-and-control-act-2016-no-17?utm_source=chatgpt.com" office:target-frame-name="_blank" xlink:show="new" text:style-name="Internet_20_link" text:visited-style-name="Visited_20_Internet_20_Link">leap.unep.org</text:a></text:p>
        </text:list-item>
        <text:list-item>
          <text:p text:style-name="P8"><text:span text:style-name="Strong_20_Emphasis">Solid Waste Management Act 2019 (County level)</text:span> &amp; <text:span text:style-name="Strong_20_Emphasis">National Sustainable Waste Management Act 2022</text:span><text:line-break/>Counties are required to implement structured waste management: setting up materials recovery facilities, disposing all generated waste within county boundaries, maintaining provider data and landfills, and integrating waste into planning and budgeting. <text:a xlink:type="simple" xlink:href="https://new.kenyalaw.org/akn/ke/judgment/keelc/2023/19898/eng%402023-09-22?utm_source=chatgpt.com" office:target-frame-name="_blank" xlink:show="new" text:style-name="Internet_20_link" text:visited-style-name="Visited_20_Internet_20_Link">new.kenyalaw.org</text:a></text:p>
        </text:list-item>
        <text:list-item>
          <text:p text:style-name="P8"><text:span text:style-name="Strong_20_Emphasis">Water &amp; Sanitation Services Act 2015</text:span><text:line-break/>Establishes Kilifi Water and Sanitation Corporation (KIMAWASCO), mandates equitable water access, catchment conservation, sewerage, storm‑water infrastructure, and inter-agency collaboration. <text:a xlink:type="simple" xlink:href="https://leap.unep.org/en/countries/ke/national-legislation/kilifi-county-water-and-sanitation-services-act-no-6-2015?utm_source=chatgpt.com" office:target-frame-name="_blank" xlink:show="new" text:style-name="Internet_20_link" text:visited-style-name="Visited_20_Internet_20_Link">kilifiwater.co.ke+3leap.unep.org+3kilifiwater.co.ke+3</text:a><text:a xlink:type="simple" xlink:href="https://www.kilifiwater.co.ke/?utm_source=chatgpt.com" office:target-frame-name="_blank" xlink:show="new" text:style-name="Internet_20_link" text:visited-style-name="Visited_20_Internet_20_Link">kilifiwater.co.ke+1kilifiwater.co.ke+1</text:a></text:p>
        </text:list-item>
      </text:list>
      <text:h text:style-name="Heading_20_2" text:outline-level="2">🚰 3. Key Departments &amp; Programmes</text:h>
      <text:h text:style-name="Heading_20_3" text:outline-level="3">A. Water &amp; Sanitation</text:h>
      <text:list text:style-name="L9">
        <text:list-item>
          <text:p text:style-name="P9"><text:span text:style-name="Strong_20_Emphasis">Kilifi Mariakani Water &amp; Sewerage Company (KIMAWASCO)</text:span></text:p>
          <text:list>
            <text:list-item>
              <text:p text:style-name="P9">Provides water services across Rabai, Kaloleni, Ganze, Kilifi South, and parts of Kilifi North. <text:a xlink:type="simple" xlink:href="https://www.kilifiwater.co.ke/about/?utm_source=chatgpt.com" office:target-frame-name="_blank" xlink:show="new" text:style-name="Internet_20_link" text:visited-style-name="Visited_20_Internet_20_Link">kilifiwater.co.ke</text:a><text:a xlink:type="simple" xlink:href="https://www.kilifiwater.co.ke/?utm_source=chatgpt.com" office:target-frame-name="_blank" xlink:show="new" text:style-name="Internet_20_link" text:visited-style-name="Visited_20_Internet_20_Link">en.wikipedia.org+3kilifiwater.co.ke+3kilifiwater.co.ke+3</text:a></text:p>
            </text:list-item>
            <text:list-item>
              <text:p text:style-name="P9">Offers clean water supply, water quality testing, new connections, exhauster/sewer services, kiosk licensing, and network maintenance. <text:a xlink:type="simple" xlink:href="https://www.kilifiwater.co.ke/?utm_source=chatgpt.com" office:target-frame-name="_blank" xlink:show="new" text:style-name="Internet_20_link" text:visited-style-name="Visited_20_Internet_20_Link">kilifiwater.co.ke</text:a></text:p>
            </text:list-item>
            <text:list-item>
              <text:p text:style-name="P9"><text:soft-page-break/>Key gaps: Supply only ~65,000 m³/day vs demand of ~265,000 m³/day; manual meters; reliance on fossil fuels. <text:a xlink:type="simple" xlink:href="https://invest.kilifi.go.ke/water/?utm_source=chatgpt.com" office:target-frame-name="_blank" xlink:show="new" text:style-name="Internet_20_link" text:visited-style-name="Visited_20_Internet_20_Link">invest.kilifi.go.ke</text:a></text:p>
            </text:list-item>
            <text:list-item>
              <text:p text:style-name="P9">Investment opportunities: Desalination to add 100,000 m³/day, smart meters, solar-powered pumps. <text:a xlink:type="simple" xlink:href="https://invest.kilifi.go.ke/water/?utm_source=chatgpt.com" office:target-frame-name="_blank" xlink:show="new" text:style-name="Internet_20_link" text:visited-style-name="Visited_20_Internet_20_Link">invest.kilifi.go.ke</text:a></text:p>
            </text:list-item>
          </text:list>
        </text:list-item>
      </text:list>
      <text:h text:style-name="Heading_20_3" text:outline-level="3">B. Environment &amp; Natural Resources</text:h>
      <text:list text:style-name="L10">
        <text:list-item>
          <text:p text:style-name="P10">Addresses air and water pollution from quarries and plants, soil degradation, deforestation, and weak solid waste systems (under 10% households use formal disposal). <text:a xlink:type="simple" xlink:href="https://invest.kilifi.go.ke/environment-forestry-and-natural-resourses/?utm_source=chatgpt.com" office:target-frame-name="_blank" xlink:show="new" text:style-name="Internet_20_link" text:visited-style-name="Visited_20_Internet_20_Link">invest.kilifi.go.ke</text:a></text:p>
        </text:list-item>
        <text:list-item>
          <text:p text:style-name="P10">Mineral resources (manganese, salt, coral rock, sand, limestone, silica) remain largely underexplored—investment encouragement likely. <text:a xlink:type="simple" xlink:href="https://invest.kilifi.go.ke/environment-forestry-and-natural-resourses/?utm_source=chatgpt.com" office:target-frame-name="_blank" xlink:show="new" text:style-name="Internet_20_link" text:visited-style-name="Visited_20_Internet_20_Link">invest.kilifi.go.ke</text:a></text:p>
        </text:list-item>
      </text:list>
      <text:h text:style-name="Heading_20_3" text:outline-level="3">C. Forestry</text:h>
      <text:list text:style-name="L11">
        <text:list-item>
          <text:p text:style-name="P11">County works with Kenya Forest Service in managing forest‐rich areas (e.g., Arabuko‑Sokoke, Kaya forests). <text:a xlink:type="simple" xlink:href="https://en.wikipedia.org/wiki/Kenya_Forest_Service?utm_source=chatgpt.com" office:target-frame-name="_blank" xlink:show="new" text:style-name="Internet_20_link" text:visited-style-name="Visited_20_Internet_20_Link">en.wikipedia.org+3en.wikipedia.org+3apnews.com+3</text:a></text:p>
        </text:list-item>
        <text:list-item>
          <text:p text:style-name="P11">Non‑profits like Komaza actively partner with smallholders to plant trees—over 2 million trees across 7,000+ farms in Kilifi. <text:a xlink:type="simple" xlink:href="https://en.wikipedia.org/wiki/Komaza?utm_source=chatgpt.com" office:target-frame-name="_blank" xlink:show="new" text:style-name="Internet_20_link" text:visited-style-name="Visited_20_Internet_20_Link">en.wikipedia.org</text:a></text:p>
        </text:list-item>
      </text:list>
      <text:h text:style-name="Heading_20_3" text:outline-level="3">D. Solid Waste Management</text:h>
      <text:list text:style-name="L12">
        <text:list-item>
          <text:p text:style-name="P12">Challenges: Poor dumping, insufficient landfills. </text:p>
        </text:list-item>
        <text:list-item>
          <text:p text:style-name="P12">Opportunities: The county encourages recycling innovation, waste‑to‑energy/charcoal policies under development.</text:p>
        </text:list-item>
      </text:list>
      <text:h text:style-name="Heading_20_2" text:outline-level="2">🏢 4. Departmental Structure &amp; Contact Info</text:h>
      <text:list text:style-name="L13">
        <text:list-item>
          <text:p text:style-name="P13"><text:span text:style-name="Strong_20_Emphasis">Head Office</text:span>: P.O. Box 519, Kilifi 80108. Open weekdays 08:00–17:00. <text:a xlink:type="simple" xlink:href="https://www.govserv.org/KE/Kilifi/1519598728357790/Department-of-Water%2CEnvironment%2CMinerals-%26-Natural-Resources--Kilifi-County?utm_source=chatgpt.com" office:target-frame-name="_blank" xlink:show="new" text:style-name="Internet_20_link" text:visited-style-name="Visited_20_Internet_20_Link">govserv.org</text:a></text:p>
        </text:list-item>
        <text:list-item>
          <text:p text:style-name="P13"><text:span text:style-name="Strong_20_Emphasis">Key Units</text:span>: Divisional offices/sub‑county environment committees; KIMAWASCO branch network handles water and sewerage services.</text:p>
        </text:list-item>
      </text:list>
      <text:h text:style-name="Heading_20_2" text:outline-level="2">🔎 5. Ongoing Initiatives &amp; Investment Sectors</text:h>
      <text:list text:style-name="L14">
        <text:list-item>
          <text:p text:style-name="P14"><text:span text:style-name="Strong_20_Emphasis">Desalination plant feasibility</text:span> — coastal solution to water scarcity.</text:p>
        </text:list-item>
        <text:list-item>
          <text:p text:style-name="P14"><text:span text:style-name="Strong_20_Emphasis">Smart water meters</text:span> for better revenue and system monitoring.</text:p>
        </text:list-item>
        <text:list-item>
          <text:p text:style-name="P14"><text:span text:style-name="Strong_20_Emphasis">Solar-powered pumps</text:span> to reduce reliance on diesel/electricity. <text:a xlink:type="simple" xlink:href="https://www.theguardian.com/global-development/article/2024/jun/17/kenya-plans-first-nuclear-power-plant-kilifi-opposition-activists?utm_source=chatgpt.com" office:target-frame-name="_blank" xlink:show="new" text:style-name="Internet_20_link" text:visited-style-name="Visited_20_Internet_20_Link">theguardian.com</text:a><text:a xlink:type="simple" xlink:href="https://invest.kilifi.go.ke/water/?utm_source=chatgpt.com" office:target-frame-name="_blank" xlink:show="new" text:style-name="Internet_20_link" text:visited-style-name="Visited_20_Internet_20_Link">invest.kilifi.go.ke</text:a></text:p>
        </text:list-item>
        <text:list-item>
          <text:p text:style-name="P14"><text:span text:style-name="Strong_20_Emphasis">Materials Recovery Facilities</text:span> to meet waste law requirements.</text:p>
        </text:list-item>
        <text:list-item>
          <text:p text:style-name="P14"><text:span text:style-name="Strong_20_Emphasis">Forest restoration via PPPs</text:span>—supported by NGOs like Komaza.</text:p>
        </text:list-item>
        <text:list-item>
          <text:p text:style-name="P14"><text:span text:style-name="Strong_20_Emphasis">Regulation development</text:span>: mining, charcoal production, private forestry policies pending. <text:a xlink:type="simple" xlink:href="https://invest.kilifi.go.ke/environment-forestry-and-natural-resourses/?utm_source=chatgpt.com" office:target-frame-name="_blank" xlink:show="new" text:style-name="Internet_20_link" text:visited-style-name="Visited_20_Internet_20_Link">invest.kilifi.go.ke</text:a></text:p>
        </text:list-item>
      </text:list>
      <text:h text:style-name="Heading_20_3" text:outline-level="3"><text:soft-page-break/>📌 Summary Table</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unction Area</text:p>
            </table:table-cell>
            <table:table-cell table:style-name="Table1.A1" office:value-type="string">
              <text:p text:style-name="Table_20_Heading">Challenges</text:p>
            </table:table-cell>
            <table:table-cell table:style-name="Table1.A1" office:value-type="string">
              <text:p text:style-name="Table_20_Heading">Strategic Focus</text:p>
            </table:table-cell>
          </table:table-row>
        </table:table-header-rows>
        <table:table-row>
          <table:table-cell table:style-name="Table1.A1" office:value-type="string">
            <text:p text:style-name="Table_20_Contents">Water Supply</text:p>
          </table:table-cell>
          <table:table-cell table:style-name="Table1.A1" office:value-type="string">
            <text:p text:style-name="Table_20_Contents">~75% supply shortfall; manual meters</text:p>
          </table:table-cell>
          <table:table-cell table:style-name="Table1.A1" office:value-type="string">
            <text:p text:style-name="Table_20_Contents">Desalination, smart meters, solar pumping</text:p>
          </table:table-cell>
        </table:table-row>
        <table:table-row>
          <table:table-cell table:style-name="Table1.A1" office:value-type="string">
            <text:p text:style-name="Table_20_Contents">Waste Management</text:p>
          </table:table-cell>
          <table:table-cell table:style-name="Table1.A1" office:value-type="string">
            <text:p text:style-name="Table_20_Contents">Poor collection, missing landfills</text:p>
          </table:table-cell>
          <table:table-cell table:style-name="Table1.A1" office:value-type="string">
            <text:p text:style-name="Table_20_Contents">MRFs, recycling, policy rollout</text:p>
          </table:table-cell>
        </table:table-row>
        <table:table-row>
          <table:table-cell table:style-name="Table1.A1" office:value-type="string">
            <text:p text:style-name="Table_20_Contents">Forestry &amp; Env.</text:p>
          </table:table-cell>
          <table:table-cell table:style-name="Table1.A1" office:value-type="string">
            <text:p text:style-name="Table_20_Contents">Deforestation, pollution, unmanaged quarries</text:p>
          </table:table-cell>
          <table:table-cell table:style-name="Table1.A1" office:value-type="string">
            <text:p text:style-name="Table_20_Contents">Community forestry, forest protection, mining policy</text:p>
          </table:table-cell>
        </table:table-row>
      </table:table>
      <text:p text:style-name="Text_20_body"/>
      <text:p text:style-name="Text_20_body"/>
      <text:p text:style-name="Text_20_body">Here’s a breakdown of the <text:span text:style-name="Strong_20_Emphasis">services offered</text:span> by the <text:span text:style-name="Strong_20_Emphasis">Kilifi County Government's Department of Water, Environment, Forestry, Natural Resources &amp; Solid Waste Management</text:span>:</text:p>
      <text:h text:style-name="Heading_20_2" text:outline-level="2">✅ <text:span text:style-name="Strong_20_Emphasis">1. Water Supply &amp; Sanitation Services</text:span></text:h>
      <text:p text:style-name="Text_20_body">Handled through <text:span text:style-name="Strong_20_Emphasis">KIMAWASCO</text:span> (Kilifi-Mariakani Water and Sewerage Company):</text:p>
      <text:list text:style-name="L15">
        <text:list-item>
          <text:p text:style-name="P15">🧾 <text:span text:style-name="Strong_20_Emphasis">Water billing &amp; payments</text:span></text:p>
        </text:list-item>
        <text:list-item>
          <text:p text:style-name="P15">💧 <text:span text:style-name="Strong_20_Emphasis">New water/sewer connection applications</text:span></text:p>
        </text:list-item>
        <text:list-item>
          <text:p text:style-name="P15">🧪 <text:span text:style-name="Strong_20_Emphasis">Water quality testing</text:span></text:p>
        </text:list-item>
        <text:list-item>
          <text:p text:style-name="P15">🚽 <text:span text:style-name="Strong_20_Emphasis">Sewerage and exhauster services</text:span></text:p>
        </text:list-item>
        <text:list-item>
          <text:p text:style-name="P15">🛠️ <text:span text:style-name="Strong_20_Emphasis">Pipe repair and maintenance</text:span></text:p>
        </text:list-item>
        <text:list-item>
          <text:p text:style-name="P15">🏪 <text:span text:style-name="Strong_20_Emphasis">Licensing of water kiosks</text:span></text:p>
        </text:list-item>
        <text:list-item>
          <text:p text:style-name="P15">📡 <text:span text:style-name="Strong_20_Emphasis">Meter reading (manual) and replacement</text:span></text:p>
        </text:list-item>
      </text:list>
      <text:p text:style-name="Quotations"><text:span text:style-name="Strong_20_Emphasis">Access:</text:span> Via physical KIMAWASCO offices or by visiting <text:a xlink:type="simple" xlink:href="http://kimawasco.co.ke/" office:target-frame-name="_new" xlink:show="replace" text:style-name="Internet_20_link" text:visited-style-name="Visited_20_Internet_20_Link">kimawasco.co.ke</text:a></text:p>
      <text:h text:style-name="Heading_20_2" text:outline-level="2">🗑️ <text:span text:style-name="Strong_20_Emphasis">2. Solid Waste Management</text:span></text:h>
      <text:list text:style-name="L16">
        <text:list-item>
          <text:p text:style-name="P16">🚛 <text:span text:style-name="Strong_20_Emphasis">Household and institutional waste collection</text:span></text:p>
        </text:list-item>
        <text:list-item>
          <text:p text:style-name="P16">🗑️ <text:span text:style-name="Strong_20_Emphasis">Provision of waste bins in urban centers</text:span></text:p>
        </text:list-item>
        <text:list-item>
          <text:p text:style-name="P16">♻️ <text:span text:style-name="Strong_20_Emphasis">Recycling programs &amp; materials recovery support</text:span></text:p>
        </text:list-item>
        <text:list-item>
          <text:p text:style-name="P16">🔥 <text:span text:style-name="Strong_20_Emphasis">Support for waste-to-energy initiatives</text:span></text:p>
        </text:list-item>
        <text:list-item>
          <text:p text:style-name="P16">🏞️ <text:span text:style-name="Strong_20_Emphasis">Dump site/landfill development &amp; oversight</text:span></text:p>
        </text:list-item>
        <text:list-item>
          <text:p text:style-name="P16">📜 <text:span text:style-name="Strong_20_Emphasis">Enforcement of waste disposal laws (Environmental Act 2016)</text:span></text:p>
        </text:list-item>
        <text:list-item>
          <text:p text:style-name="P16">🚯 <text:span text:style-name="Strong_20_Emphasis">Anti-littering and illegal dumping enforcement</text:span></text:p>
        </text:list-item>
      </text:list>
      <text:p text:style-name="Quotations"><text:span text:style-name="Strong_20_Emphasis">Note:</text:span> Only a small % of waste is formally disposed—county encourages public-private partnerships in waste management innovation.</text:p>
      <text:h text:style-name="Heading_20_2" text:outline-level="2"><text:soft-page-break/>🌿 <text:span text:style-name="Strong_20_Emphasis">3. Environmental Conservation &amp; Management</text:span></text:h>
      <text:list text:style-name="L17">
        <text:list-item>
          <text:p text:style-name="P17">🧹 <text:span text:style-name="Strong_20_Emphasis">Pollution control</text:span> (air, noise, water, and land)</text:p>
        </text:list-item>
        <text:list-item>
          <text:p text:style-name="P17">📝 <text:span text:style-name="Strong_20_Emphasis">Environmental impact assessments (EIA) oversight</text:span></text:p>
        </text:list-item>
        <text:list-item>
          <text:p text:style-name="P17">📢 <text:span text:style-name="Strong_20_Emphasis">Environmental education and civic engagement</text:span></text:p>
        </text:list-item>
        <text:list-item>
          <text:p text:style-name="P17">🔎 <text:span text:style-name="Strong_20_Emphasis">Environmental audits and compliance inspections</text:span></text:p>
        </text:list-item>
        <text:list-item>
          <text:p text:style-name="P17">🚨 <text:span text:style-name="Strong_20_Emphasis">Response to environmental hazards (e.g., oil spills, quarry pollution)</text:span></text:p>
        </text:list-item>
        <text:list-item>
          <text:p text:style-name="P17">🏛️ <text:span text:style-name="Strong_20_Emphasis">Implementation of Kilifi Environmental Regulation &amp; Control Act</text:span></text:p>
        </text:list-item>
      </text:list>
      <text:h text:style-name="Heading_20_2" text:outline-level="2">🌲 <text:span text:style-name="Strong_20_Emphasis">4. Forestry &amp; Tree Planting</text:span></text:h>
      <text:list text:style-name="L18">
        <text:list-item>
          <text:p text:style-name="P18">🌱 <text:span text:style-name="Strong_20_Emphasis">Community-based afforestation programs</text:span></text:p>
        </text:list-item>
        <text:list-item>
          <text:p text:style-name="P18">🌍 <text:span text:style-name="Strong_20_Emphasis">Forest protection (with Kenya Forest Service &amp; NGOs like Komaza)</text:span></text:p>
        </text:list-item>
        <text:list-item>
          <text:p text:style-name="P18">👨‍🌾 <text:span text:style-name="Strong_20_Emphasis">Support for private &amp; communal woodlots</text:span></text:p>
        </text:list-item>
        <text:list-item>
          <text:p text:style-name="P18">🪵 <text:span text:style-name="Strong_20_Emphasis">Regulation of charcoal production (in development)</text:span></text:p>
        </text:list-item>
        <text:list-item>
          <text:p text:style-name="P18">🛡️ <text:span text:style-name="Strong_20_Emphasis">Protection of Kaya forests &amp; indigenous biodiversity</text:span></text:p>
        </text:list-item>
      </text:list>
      <text:h text:style-name="Heading_20_2" text:outline-level="2">🪨 <text:span text:style-name="Strong_20_Emphasis">5. Natural Resources Management</text:span></text:h>
      <text:list text:style-name="L19">
        <text:list-item>
          <text:p text:style-name="P19">⛏️ <text:span text:style-name="Strong_20_Emphasis">Mapping and monitoring of mineral extraction zones</text:span> (e.g., coral rock, sand, limestone)</text:p>
        </text:list-item>
        <text:list-item>
          <text:p text:style-name="P19">📋 <text:span text:style-name="Strong_20_Emphasis">Development of licensing frameworks for natural resource use</text:span></text:p>
        </text:list-item>
        <text:list-item>
          <text:p text:style-name="P19">🧭 <text:span text:style-name="Strong_20_Emphasis">Enforcement against illegal mining and over-extraction</text:span></text:p>
        </text:list-item>
        <text:list-item>
          <text:p text:style-name="P19">🧠 <text:span text:style-name="Strong_20_Emphasis">Promoting responsible quarrying and land rehabilitation</text:span></text:p>
        </text:list-item>
      </text:list>
      <text:h text:style-name="Heading_20_2" text:outline-level="2">📞 <text:span text:style-name="Strong_20_Emphasis">6. Advisory, Permits &amp; Complaints Handling</text:span></text:h>
      <text:list text:style-name="L20">
        <text:list-item>
          <text:p text:style-name="P20">📄 <text:span text:style-name="Strong_20_Emphasis">Issuing waste collection licenses to private operators</text:span></text:p>
        </text:list-item>
        <text:list-item>
          <text:p text:style-name="P20">📬 <text:span text:style-name="Strong_20_Emphasis">Handling public complaints about illegal dumping, blocked sewer lines, or water shortages</text:span></text:p>
        </text:list-item>
        <text:list-item>
          <text:p text:style-name="P20">💡 <text:span text:style-name="Strong_20_Emphasis">Environmental and water management awareness campaigns</text:span></text:p>
        </text:list-item>
      </text:list>
      <text:h text:style-name="Heading_20_3" text:outline-level="3">🕓 Operating Hours</text:h>
      <text:list text:style-name="L21">
        <text:list-item>
          <text:p text:style-name="P21"><text:span text:style-name="Strong_20_Emphasis">Monday–Friday</text:span> | 08:00 AM – 05:00 PM</text:p>
        </text:list-item>
        <text:list-item>
          <text:p text:style-name="P21"><text:span text:style-name="Strong_20_Emphasis">Contact</text:span>: Reach through the Department office or KIMAWASCO HQ, P.O. Box 519, Kilifi – 80108</text:p>
        </text:list-item>
      </text:list>
      <text:p text:style-name="Text_20_body">To engage in regulated environmental activities like <text:span text:style-name="Strong_20_Emphasis">noise generation</text:span>, <text:span text:style-name="Strong_20_Emphasis">tree cutting</text:span>, <text:span text:style-name="Strong_20_Emphasis">forestry</text:span>, or operations that cause <text:span text:style-name="Strong_20_Emphasis">vibrations</text:span> in <text:span text:style-name="Strong_20_Emphasis">Kilifi County</text:span>, you need to apply for specific <text:span text:style-name="Strong_20_Emphasis">environmental </text:span><text:soft-page-break/><text:span text:style-name="Strong_20_Emphasis">permits</text:span> from the <text:span text:style-name="Strong_20_Emphasis">County Government</text:span> and sometimes also the <text:span text:style-name="Strong_20_Emphasis">National Environment Management Authority (NEMA)</text:span>.</text:p>
      <text:p text:style-name="Text_20_body">Here's a breakdown of each:</text:p>
      <text:h text:style-name="Heading_20_2" text:outline-level="2">📢 1. <text:span text:style-name="Strong_20_Emphasis">Noise Permit</text:span></text:h>
      <text:h text:style-name="Heading_20_3" text:outline-level="3">Required for:</text:h>
      <text:list text:style-name="L22">
        <text:list-item>
          <text:p text:style-name="P22">Events with loud music (weddings, crusades, campaigns, etc.)</text:p>
        </text:list-item>
        <text:list-item>
          <text:p text:style-name="P22">Construction or demolition work</text:p>
        </text:list-item>
        <text:list-item>
          <text:p text:style-name="P22">Use of machinery generating sustained noise</text:p>
        </text:list-item>
      </text:list>
      <text:h text:style-name="Heading_20_3" text:outline-level="3">Governing Laws:</text:h>
      <text:list text:style-name="L23">
        <text:list-item>
          <text:p text:style-name="P23">Kilifi County Environmental Act (2016)</text:p>
        </text:list-item>
        <text:list-item>
          <text:p text:style-name="P23">Environmental Management and Coordination (Noise and Excessive Vibration Pollution) Regulations, 2009</text:p>
        </text:list-item>
      </text:list>
      <text:h text:style-name="Heading_20_3" text:outline-level="3">Permit Process:</text:h>
      <text:list text:style-name="L24">
        <text:list-item>
          <text:p text:style-name="P24"><text:span text:style-name="Strong_20_Emphasis">Apply through County Environment Office or online portal (if available)</text:span></text:p>
        </text:list-item>
        <text:list-item>
          <text:p text:style-name="P24">Submit:</text:p>
          <text:list>
            <text:list-item>
              <text:p text:style-name="P24">Event details or site location</text:p>
            </text:list-item>
            <text:list-item>
              <text:p text:style-name="P24">Duration and expected noise level</text:p>
            </text:list-item>
            <text:list-item>
              <text:p text:style-name="P24">Noise mitigation measures</text:p>
            </text:list-item>
          </text:list>
        </text:list-item>
        <text:list-item>
          <text:p text:style-name="P24"><text:span text:style-name="Strong_20_Emphasis">Pay applicable fee</text:span> (based on event duration/type)</text:p>
        </text:list-item>
        <text:list-item>
          <text:p text:style-name="P24">Get permit with conditions (e.g. time restrictions, volume limits)</text:p>
        </text:list-item>
      </text:list>
      <text:h text:style-name="Heading_20_2" text:outline-level="2">🌳 2. <text:span text:style-name="Strong_20_Emphasis">Tree Cutting / Logging Permit</text:span></text:h>
      <text:h text:style-name="Heading_20_3" text:outline-level="3">Required for:</text:h>
      <text:list text:style-name="L25">
        <text:list-item>
          <text:p text:style-name="P25">Felling any indigenous or protected tree</text:p>
        </text:list-item>
        <text:list-item>
          <text:p text:style-name="P25">Commercial logging or clearing of land for agriculture/construction</text:p>
        </text:list-item>
      </text:list>
      <text:h text:style-name="Heading_20_3" text:outline-level="3">Regulated by:</text:h>
      <text:list text:style-name="L26">
        <text:list-item>
          <text:p text:style-name="P26">County Department of Forestry</text:p>
        </text:list-item>
        <text:list-item>
          <text:p text:style-name="P26">Kenya Forest Service (for gazetted forests)</text:p>
        </text:list-item>
        <text:list-item>
          <text:p text:style-name="P26">Environment and Land Use Committee (for private land approvals)</text:p>
        </text:list-item>
      </text:list>
      <text:h text:style-name="Heading_20_3" text:outline-level="3">Permit Process:</text:h>
      <text:list text:style-name="L27">
        <text:list-item>
          <text:p text:style-name="P27">Submit application stating:</text:p>
          <text:list>
            <text:list-item>
              <text:p text:style-name="P27"><text:soft-page-break/>Location, number, and species of trees</text:p>
            </text:list-item>
            <text:list-item>
              <text:p text:style-name="P27">Purpose (e.g. clearing land, selling timber)</text:p>
            </text:list-item>
          </text:list>
        </text:list-item>
        <text:list-item>
          <text:p text:style-name="P27">Environmental assessment may be required</text:p>
        </text:list-item>
        <text:list-item>
          <text:p text:style-name="P27">Pay permit fee</text:p>
        </text:list-item>
        <text:list-item>
          <text:p text:style-name="P27">Receive <text:span text:style-name="Strong_20_Emphasis">tree cutting permit</text:span> with replanting/replacement conditions</text:p>
        </text:list-item>
      </text:list>
      <text:h text:style-name="Heading_20_2" text:outline-level="2">🌲 3. <text:span text:style-name="Strong_20_Emphasis">Forestry Operations Permit</text:span></text:h>
      <text:h text:style-name="Heading_20_3" text:outline-level="3">Required for:</text:h>
      <text:list text:style-name="L28">
        <text:list-item>
          <text:p text:style-name="P28">Starting a tree nursery or commercial forest</text:p>
        </text:list-item>
        <text:list-item>
          <text:p text:style-name="P28">Harvesting timber from private/community forest</text:p>
        </text:list-item>
        <text:list-item>
          <text:p text:style-name="P28">Charcoal production (highly regulated)</text:p>
        </text:list-item>
      </text:list>
      <text:h text:style-name="Heading_20_3" text:outline-level="3">Requirements:</text:h>
      <text:list text:style-name="L29">
        <text:list-item>
          <text:p text:style-name="P29">Forestry management plan</text:p>
        </text:list-item>
        <text:list-item>
          <text:p text:style-name="P29">Proof of land ownership</text:p>
        </text:list-item>
        <text:list-item>
          <text:p text:style-name="P29">Environmental impact review (depending on scale)</text:p>
        </text:list-item>
        <text:list-item>
          <text:p text:style-name="P29">Compliance with Kilifi County charcoal policy (if applicable)</text:p>
        </text:list-item>
      </text:list>
      <text:h text:style-name="Heading_20_2" text:outline-level="2">🌋 4. <text:span text:style-name="Strong_20_Emphasis">Vibration Permit</text:span></text:h>
      <text:h text:style-name="Heading_20_3" text:outline-level="3">Required for:</text:h>
      <text:list text:style-name="L30">
        <text:list-item>
          <text:p text:style-name="P30">Use of heavy machinery (e.g., road rollers, pile drivers, compressors)</text:p>
        </text:list-item>
        <text:list-item>
          <text:p text:style-name="P30">Mining, blasting, quarrying</text:p>
        </text:list-item>
        <text:list-item>
          <text:p text:style-name="P30">Large-scale drilling or demolitions</text:p>
        </text:list-item>
      </text:list>
      <text:h text:style-name="Heading_20_3" text:outline-level="3">Governed under:</text:h>
      <text:list text:style-name="L31">
        <text:list-item>
          <text:p text:style-name="P31">Noise &amp; Vibration Regulations (2009)</text:p>
        </text:list-item>
        <text:list-item>
          <text:p text:style-name="P31">Kilifi Environmental Control Act</text:p>
        </text:list-item>
      </text:list>
      <text:h text:style-name="Heading_20_3" text:outline-level="3">Permit Process:</text:h>
      <text:list text:style-name="L32">
        <text:list-item>
          <text:p text:style-name="P32">Technical review of vibration impact on nearby structures, wildlife, and residents</text:p>
        </text:list-item>
        <text:list-item>
          <text:p text:style-name="P32">EIA required for large-scale activities</text:p>
        </text:list-item>
        <text:list-item>
          <text:p text:style-name="P32">Issue of a <text:span text:style-name="Strong_20_Emphasis">Noise &amp; Vibration Control Permit</text:span></text:p>
        </text:list-item>
      </text:list>
      <text:h text:style-name="Heading_20_2" text:outline-level="2"><text:soft-page-break/>📎 Where to Apply:</text:h>
      <text:h text:style-name="Heading_20_3" text:outline-level="3">🏛️ <text:span text:style-name="Strong_20_Emphasis">County Government of Kilifi</text:span></text:h>
      <text:list text:style-name="L33">
        <text:list-item>
          <text:p text:style-name="P33">https://www.<text:span text:style-name="T1">permitrequest</text:span>.<text:span text:style-name="T1">c</text:span>o.ke</text:p>
        </text:list-item>
      </text:list>
      <text:h text:style-name="Heading_20_3" text:outline-level="3">🌐 <text:span text:style-name="Strong_20_Emphasis">NEMA Portal (where required):</text:span></text:h>
      <text:list text:style-name="L34">
        <text:list-item>
          <text:p text:style-name="P34">https://www.nema.go.ke</text:p>
        </text:list-item>
      </text:list>
      <text:h text:style-name="Heading_20_2" text:outline-level="2">📑 Documents Typically Required:</text:h>
      <text:list text:style-name="L35">
        <text:list-item>
          <text:p text:style-name="P35">ID/Company registration</text:p>
        </text:list-item>
        <text:list-item>
          <text:p text:style-name="P35">Site/land ownership documents</text:p>
        </text:list-item>
        <text:list-item>
          <text:p text:style-name="P35">Project description</text:p>
        </text:list-item>
        <text:list-item>
          <text:p text:style-name="P35">EIA/EIS (for large-scale or sensitive areas)</text:p>
        </text:list-item>
        <text:list-item>
          <text:p text:style-name="P35">Map or GPS coordinates</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9T15:11:13.297336127</meta:creation-date>
    <dc:date>2025-06-09T15:19:15.539757476</dc:date>
    <meta:editing-duration>PT8M6S</meta:editing-duration>
    <meta:editing-cycles>1</meta:editing-cycles>
    <meta:document-statistic meta:table-count="1" meta:image-count="0" meta:object-count="0" meta:page-count="9" meta:paragraph-count="197" meta:word-count="1778" meta:character-count="13398" meta:non-whitespace-character-count="11959"/>
    <meta:generator>LibreOffice/24.8.7.2$Linux_X86_64 LibreOffice_project/f4f281f562fb585d46b0af5755dfe1eb6adc047f</meta:generator>
  </office:meta>
</office:document-meta>
</file>